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uper_powers_id</text:p>
          </table:table-cell>
          <table:table-cell office:value-type="string" calcext:value-type="string">
            <text:p>descriptio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ight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dgets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 Travel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ns Fast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mmer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per Strengt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per_person_id</text:p>
          </table:table-cell>
          <table:table-cell office:value-type="string" calcext:value-type="string">
            <text:p>super_powers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red cape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darkness, no parents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onman</text:p>
          </table:table-cell>
          <table:table-cell office:value-type="string" calcext:value-type="string">
            <text:p>iron sui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ulk</text:p>
          </table:table-cell>
          <table:table-cell office:value-type="string" calcext:value-type="string">
            <text:p>big green dud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ganization_id</text:p>
          </table:table-cell>
          <table:table-cell office:value-type="string" calcext:value-type="string">
            <text:p>locations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NULL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he Justice Leagu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cations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ph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ymouth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MN</text:p>
          </table:table-cell>
          <table:table-cell/>
          <table:table-cell office:value-type="float" office:value="45.023046" calcext:value-type="float">
            <text:p>45.023046</text:p>
          </table:table-cell>
          <table:table-cell office:value-type="float" office:value="-93.4202007" calcext:value-type="float">
            <text:p>-93.420200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seville</text:p>
          </table:table-cell>
          <table:table-cell table:number-columns-repeated="2"/>
          <table:table-cell office:value-type="string" calcext:value-type="string">
            <text:p>Rosevill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NULL</text:p>
          </table:table-cell>
          <table:table-cell office:value-type="float" office:value="45.0138176" calcext:value-type="float">
            <text:p>45.0138176</text:p>
          </table:table-cell>
          <table:table-cell office:value-type="float" office:value="-93.1920119" calcext:value-type="float">
            <text:p>-93.192011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A</text:p>
          </table:table-cell>
          <table:table-cell office:value-type="string" calcext:value-type="string">
            <text:p>Mall of America</text:p>
          </table:table-cell>
          <table:table-cell/>
          <table:table-cell office:value-type="string" calcext:value-type="string">
            <text:p>Bloomington</text:p>
          </table:table-cell>
          <table:table-cell office:value-type="string" calcext:value-type="string">
            <text:p>MN</text:p>
          </table:table-cell>
          <table:table-cell/>
          <table:table-cell office:value-type="float" office:value="44.8548651" calcext:value-type="float">
            <text:p>44.8548651</text:p>
          </table:table-cell>
          <table:table-cell office:value-type="float" office:value="-93.2444035" calcext:value-type="float">
            <text:p>-93.244403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ting_id</text:p>
          </table:table-cell>
          <table:table-cell office:value-type="string" calcext:value-type="string">
            <text:p>locations_id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date" office:date-value="2017-10-18" calcext:value-type="date">
            <text:p>2017-10-1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" office:value-type="date" office:date-value="2017-10-14" calcext:value-type="date">
            <text:p>2017-10-1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1" office:value-type="date" office:date-value="2017-10-01" calcext:value-type="date">
            <text:p>2017-10-0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5:05:17.276833731</meta:creation-date>
    <dc:date>2017-10-20T08:15:28.503542436</dc:date>
    <meta:editing-duration>PT16H56M39S</meta:editing-duration>
    <meta:editing-cycles>2</meta:editing-cycles>
    <meta:generator>LibreOffice/5.3.1.2$Linux_X86_64 LibreOffice_project/30m0$Build-2</meta:generator>
    <meta:document-statistic meta:table-count="1" meta:cell-count="89" meta:object-count="0"/>
  </office:meta>
</office:document-meta>
</file>